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480000020D47CF1857E88B9F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fill="bitmap" draw:fill-image-name="Bitmap_20_1" style:repeat="stretch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7.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32pt"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tru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tru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polygon draw:style-name="gr1" draw:text-style-name="P1" draw:layer="layout" svg:width="27.999cm" svg:height="20.999cm" svg:x="0cm" svg:y="0cm" svg:viewBox="0 0 28000 21000" draw:points="0,21000 0,0 28000,0 28000,21000">
          <text:p/>
        </draw:polygon>
        <draw:frame presentation:style-name="pr1" draw:layer="layout" svg:width="25.199cm" svg:height="3.506cm" svg:x="1.4cm" svg:y="2.094cm" presentation:class="title" presentation:user-transformed="true">
          <draw:text-box>
            <text:p>ARE DYNAMIQUE</text:p>
          </draw:text-box>
        </draw:frame>
        <draw:frame presentation:style-name="pr2" draw:text-style-name="P2" draw:layer="layout" svg:width="26.8cm" svg:height="7.4cm" svg:x="0.8cm" svg:y="6.8cm" presentation:class="subtitle" presentation:user-transformed="true">
          <draw:text-box>
            <text:p><text:span text:style-name="T1">Thème </text:span><text:span text:style-name="T2">: Le développement d’une colonie sur Mars</text:span></text:p>
            <text:p><text:span text:style-name="T2"/></text:p>
            <text:p><text:span text:style-name="T1">Problématique </text:span><text:span text:style-name="T2">: Qu’est ce qui assure la survie d’une population sur une terre aux conditions particulières (Mars)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polygon draw:style-name="gr1" draw:text-style-name="P1" draw:layer="layout" svg:width="27.999cm" svg:height="20.999cm" svg:x="0cm" svg:y="0cm" svg:viewBox="0 0 28000 21000" draw:points="0,21000 0,0 28000,0 28000,21000">
          <text:p/>
        </draw:polygon>
        <draw:frame presentation:style-name="pr4" draw:text-style-name="P5" draw:layer="layout" svg:width="25.199cm" svg:height="12.179cm" svg:x="0.801cm" svg:y="4.021cm" presentation:class="subtitle" presentation:user-transformed="true">
          <draw:text-box>
            <text:p text:style-name="P4"><text:span text:style-name="T3">Hypothèse principale</text:span> : Une bonne répartition et un nombre suffisant de personne permet d’assurer la survie de cette population sur Mars.</text:p>
            <text:p><text:span text:style-name="T3"/></text:p>
            <text:p text:style-name="P4"><text:span text:style-name="T4">Hypothèse secondaire : </text:span></text:p>
            <text:p text:style-name="P4"><text:span text:style-name="T5">-La quantité de ressources influe sur la survie de la population.</text:span></text:p>
            <text:p text:style-name="P4"><text:span text:style-name="T5">-Les conditions climatiques influent beaucoup sur la survie de la popul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polygon draw:style-name="gr1" draw:text-style-name="P1" draw:layer="layout" svg:width="27.999cm" svg:height="20.999cm" svg:x="0cm" svg:y="0cm" svg:viewBox="0 0 28000 21000" draw:points="0,21000 0,0 28000,0 28000,21000">
          <text:p/>
        </draw:polygon>
        <draw:frame presentation:style-name="pr4" draw:text-style-name="P5" draw:layer="layout" svg:width="25.199cm" svg:height="12.179cm" svg:x="1.601cm" svg:y="1.621cm" presentation:class="subtitle" presentation:user-transformed="true">
          <draw:text-box>
            <text:p text:style-name="P4"><text:span text:style-name="T6">Objectif et critère(s) d’évaluation :</text:span><text:span text:style-name="T7"> évaluer l’influence du nombre de personnes sur plusieurs générations, ainsi que leur répartition (formation ou non de clusters, ), sur la survie potentielle de cette population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polygon draw:style-name="gr1" draw:text-style-name="P1" draw:layer="layout" svg:width="27.999cm" svg:height="20.999cm" svg:x="0cm" svg:y="0cm" svg:viewBox="0 0 28000 21000" draw:points="0,21000 0,0 28000,0 28000,21000">
          <text:p/>
        </draw:polygon>
        <draw:frame presentation:style-name="pr1" draw:layer="layout" svg:width="25.199cm" svg:height="3.506cm" svg:x="1.4cm" svg:y="1.6cm" presentation:class="title" presentation:user-transformed="true">
          <draw:text-box>
            <text:p>Idées de modélisation :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Procéder par décennies, avec des probabilités grâce à des dictionnaires (Pour la progéniture, la mortalité, etc...).</text:p>
            <text:p text:style-name="P4">Prendre en compte le climat et les changements climatiques.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polygon draw:style-name="gr1" draw:text-style-name="P1" draw:layer="layout" svg:width="27.999cm" svg:height="20.999cm" svg:x="0cm" svg:y="0cm" svg:viewBox="0 0 28000 21000" draw:points="0,21000 0,0 28000,0 28000,21000">
          <text:p/>
        </draw:polygon>
        <draw:frame presentation:style-name="pr1" draw:layer="layout" svg:width="25.199cm" svg:height="3.506cm" svg:x="1.4cm" svg:y="1.6cm" presentation:class="title" presentation:user-transformed="true">
          <draw:text-box>
            <text:p>Difficultés identifiées :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3480000020D47CF1857E88B9F65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3" draw:fill-hatch-name="Hatching_20_1" draw:fill-image-name="Bitmap_20_2" draw:opacity="65%" draw:shadow-opacity="6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>
        <style:tab-stops/>
      </style:paragraph-properties>
      <style:text-properties fo:font-variant="normal" fo:text-transform="none" fo:color="#000000" style:text-outline="tru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0:26:02.223636118</meta:creation-date>
    <dc:date>2019-02-28T14:13:01.115658921</dc:date>
    <meta:editing-duration>PT21M41S</meta:editing-duration>
    <meta:editing-cycles>4</meta:editing-cycles>
    <meta:generator>LibreOffice/5.2.7.2$Linux_X86_64 LibreOffice_project/20m0$Build-2</meta:generator>
    <meta:document-statistic meta:object-count="44"/>
  </office:meta>
</office:document-meta>
</file>